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2ada3" officeooo:paragraph-rsid="0002ada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81W/581 Lecture 2</text:p>
      <text:p text:style-name="P1"/>
      <text:p text:style-name="P1">Highlights</text:p>
      <text:p text:style-name="P1"/>
      <text:p text:style-name="P1">· <text:s text:c="8"/>Ariane 5 failure</text:p>
      <text:p text:style-name="P1">· <text:s text:c="8"/>What is SE? CS? IEEE definition</text:p>
      <text:p text:style-name="P1">· <text:s text:c="8"/>Why is SE difficult?</text:p>
      <text:p text:style-name="P1">· <text:s text:c="8"/>CHAOS report</text:p>
      <text:p text:style-name="P1">· <text:s text:c="8"/>SE ethics</text:p>
      <text:p text:style-name="P1"/>
      <text:p text:style-name="P1">Reading Assignment</text:p>
      <text:p text:style-name="P1"/>
      <text:p text:style-name="P1">· <text:s text:c="8"/>Chapter 1</text:p>
      <text:p text:style-name="P1"><text:s/></text:p>
      <text:p text:style-name="P1">481W/581 Lecture 3</text:p>
      <text:p text:style-name="P1"/>
      <text:p text:style-name="P1">Highlights</text:p>
      <text:p text:style-name="P1"/>
      <text:p text:style-name="P1">· <text:s text:c="8"/>SE costs</text:p>
      <text:p text:style-name="P1">· <text:s text:c="8"/>Software lifecycle &amp; phases</text:p>
      <text:p text:style-name="P1">· <text:s text:c="8"/>40-20-40 distribution of effort</text:p>
      <text:p text:style-name="P1">· <text:s text:c="8"/>Agile methods</text:p>
      <text:p text:style-name="P1">· <text:s text:c="8"/>SE Management</text:p>
      <text:p text:style-name="P1">o <text:s text:c="2"/>Planning</text:p>
      <text:p text:style-name="P1">· <text:s text:c="8"/>Project discussion</text:p>
      <text:p text:style-name="P1"/>
      <text:p text:style-name="P1">Reading Assignment</text:p>
      <text:p text:style-name="P1"/>
      <text:p text:style-name="P1">· <text:s text:c="8"/>Chapters 2 &amp; 8 (sections 8.3 &amp; 8.4 only)</text:p>
      <text:p text:style-name="P1"><text:s/></text:p>
      <text:p text:style-name="P1">481W/581 Lecture 4</text:p>
      <text:p text:style-name="P1"/>
      <text:p text:style-name="P1">Highlights</text:p>
      <text:p text:style-name="P1"/>
      <text:p text:style-name="P1">· <text:s text:c="7"/>Project planning &amp; control</text:p>
      <text:p text:style-name="P1">o <text:s text:c="2"/>Work breakdown structure</text:p>
      <text:p text:style-name="P1">o <text:s text:c="2"/>Activity diagrams</text:p>
      <text:p text:style-name="P1">o <text:s text:c="2"/>Critical path</text:p>
      <text:p text:style-name="P1">· <text:s text:c="7"/>Software quality attributes</text:p>
      <text:p text:style-name="P1">· <text:s text:c="7"/>Risk management</text:p>
      <text:p text:style-name="P1"/>
      <text:p text:style-name="P1">Reading Assignment</text:p>
      <text:p text:style-name="P1"/>
      <text:p text:style-name="P1">· <text:s text:c="7"/>Chapters 4 &amp; 6 (sections 6.2 &amp; 6.5 only)</text:p>
      <text:p text:style-name="P1"><text:s/></text:p>
      <text:p text:style-name="P1">481W/581 Lecture 5</text:p>
      <text:p text:style-name="P1"/>
      <text:p text:style-name="P1">Highlights</text:p>
      <text:p text:style-name="P1"/>
      <text:p text:style-name="P1"><text:soft-page-break/>· <text:s text:c="7"/>Discussion on Configuration management</text:p>
      <text:p text:style-name="P1">· <text:s text:c="7"/>Software process &amp; process models</text:p>
      <text:p text:style-name="P1">· <text:s text:c="7"/>Prescriptive models</text:p>
      <text:p text:style-name="P1">o <text:s text:c="2"/>Waterfall model revisited</text:p>
      <text:p text:style-name="P1">o <text:s text:c="2"/>Incremental development</text:p>
      <text:p text:style-name="P1">o <text:s text:c="2"/>Evolutionary (iterative) development</text:p>
      <text:p text:style-name="P1">o <text:s text:c="2"/>Spiral model</text:p>
      <text:p text:style-name="P1"/>
      <text:p text:style-name="P1">Reading Assignment</text:p>
      <text:p text:style-name="P1"/>
      <text:p text:style-name="P1">· <text:s text:c="7"/>Chapter 3 and Software lifecycle handout</text:p>
      <text:p text:style-name="P1"><text:s/></text:p>
      <text:p text:style-name="P1">481W/581 Lecture 6</text:p>
      <text:p text:style-name="P1"/>
      <text:p text:style-name="P1">Highlights</text:p>
      <text:p text:style-name="P1"/>
      <text:p text:style-name="P1">· <text:s text:c="8"/>Prescriptive models</text:p>
      <text:p text:style-name="P1">o <text:s text:c="2"/>Waterfall model revisited</text:p>
      <text:p text:style-name="P1">o <text:s text:c="2"/>Incremental development</text:p>
      <text:p text:style-name="P1">o <text:s text:c="2"/>Evolutionary (iterative) development</text:p>
      <text:p text:style-name="P1">o <text:s text:c="2"/>Spiral model</text:p>
      <text:p text:style-name="P1">· <text:s text:c="8"/>Specialized process models</text:p>
      <text:p text:style-name="P1">o <text:s text:c="2"/>CBSE</text:p>
      <text:p text:style-name="P1">o <text:s text:c="2"/>Formal methods</text:p>
      <text:p text:style-name="P1">· <text:s text:c="8"/>Agile models</text:p>
      <text:p text:style-name="P1">o <text:s text:c="2"/>Extreme Programming</text:p>
      <text:p text:style-name="P1"/>
      <text:p text:style-name="P1">Reading Assignment</text:p>
      <text:p text:style-name="P1"/>
      <text:p text:style-name="P1">· <text:s text:c="8"/>Software lifecycle and Prototyping handouts</text:p>
      <text:p text:style-name="P1"><text:s/></text:p>
      <text:p text:style-name="P1">481W/581 Lecture 7</text:p>
      <text:p text:style-name="P1"/>
      <text:p text:style-name="P1">Highlights</text:p>
      <text:p text:style-name="P1"/>
      <text:p text:style-name="P1">· <text:s text:c="8"/>Specialized process models</text:p>
      <text:p text:style-name="P1">o <text:s text:c="2"/>CBSE</text:p>
      <text:p text:style-name="P1">o <text:s text:c="2"/>Formal methods</text:p>
      <text:p text:style-name="P1">· <text:s text:c="8"/>Agile models</text:p>
      <text:p text:style-name="P1">o <text:s text:c="2"/>Extreme Programming</text:p>
      <text:p text:style-name="P1">· <text:s text:c="8"/>Rational Unified Process</text:p>
      <text:p text:style-name="P1">· <text:s text:c="8"/>SE methods</text:p>
      <text:p text:style-name="P1">· <text:s text:c="8"/>CASE tools</text:p>
      <text:p text:style-name="P1"/>
      <text:p text:style-name="P1">Reading Assignment</text:p>
      <text:p text:style-name="P1"/>
      <text:p text:style-name="P1">· <text:s text:c="8"/>Requirements intro handout.</text:p>
      <text:p text:style-name="P1"/>
      <text:p text:style-name="P1">481W/581 Lecture 8</text:p>
      <text:p text:style-name="P1"><text:soft-page-break/></text:p>
      <text:p text:style-name="P1">Highlights</text:p>
      <text:p text:style-name="P1"/>
      <text:p text:style-name="P1">· <text:s text:c="7"/>Requirements engineering</text:p>
      <text:p text:style-name="P1">· <text:s text:c="7"/>RE processes</text:p>
      <text:p text:style-name="P1">o <text:s text:c="2"/>Requirements discovery techniques</text:p>
      <text:p text:style-name="P1">· <text:s text:c="7"/>Interviewing</text:p>
      <text:p text:style-name="P1"/>
      <text:p text:style-name="P1">Reading Assignment</text:p>
      <text:p text:style-name="P1"/>
      <text:p text:style-name="P1">· <text:s text:c="7"/>System constraints handout</text:p>
      <text:p text:style-name="P1"/>
      <text:p text:style-name="P1">481W/581 Lecture 9</text:p>
      <text:p text:style-name="P1"/>
      <text:p text:style-name="P1">Highlights</text:p>
      <text:p text:style-name="P1"/>
      <text:p text:style-name="P1">· <text:s text:c="7"/>Other RE processes</text:p>
      <text:p text:style-name="P1">· <text:s text:c="7"/>Requirements classification</text:p>
      <text:p text:style-name="P1">o <text:s text:c="2"/>Functional requirements</text:p>
      <text:p text:style-name="P1">o <text:s text:c="2"/>Non-functional requirements</text:p>
      <text:p text:style-name="P1"/>
      <text:p text:style-name="P1">Reading Writing Assignment</text:p>
      <text:p text:style-name="P1"/>
      <text:p text:style-name="P1">· <text:s text:c="7"/>2 functional and 2 non-functional requirements for your project.</text:p>
      <text:p text:style-name="P1"/>
      <text:p text:style-name="P1">481W/581 Lecture 10</text:p>
      <text:p text:style-name="P1"/>
      <text:p text:style-name="P1">Highlights</text:p>
      <text:p text:style-name="P1"/>
      <text:p text:style-name="P1">· <text:s text:c="7"/>Requirements specification techniques</text:p>
      <text:p text:style-name="P1">· <text:s text:c="7"/>Requirements specification</text:p>
      <text:p text:style-name="P1">o <text:s text:c="2"/>User-level</text:p>
      <text:p text:style-name="P1">o <text:s text:c="2"/>System-level</text:p>
      <text:p text:style-name="P1">· <text:s text:c="7"/>Use case diagrams</text:p>
      <text:p text:style-name="P1">o <text:s text:c="2"/>Actors, use cases, boundary</text:p>
      <text:p text:style-name="P1">o <text:s text:c="2"/>Main and exceptional flow of events</text:p>
      <text:p text:style-name="P1">o <text:s text:c="2"/>Relationships between use cases</text:p>
      <text:p text:style-name="P1">o <text:s text:c="2"/>Use case specification</text:p>
      <text:p text:style-name="P1"/>
      <text:p text:style-name="P1">Reading Assignment</text:p>
      <text:p text:style-name="P1"/>
      <text:p text:style-name="P1">· <text:s text:c="7"/>Use case diagrams</text:p>
      <text:p text:style-name="P1"/>
      <text:p text:style-name="P1">481W/581 Lecture 11</text:p>
      <text:p text:style-name="P1"/>
      <text:p text:style-name="P1">Highlights</text:p>
      <text:p text:style-name="P1"/>
      <text:p text:style-name="P1">· <text:s text:c="7"/>Use case diagrams</text:p>
      <text:p text:style-name="P1">o <text:s text:c="2"/>Use case specification</text:p>
      <text:p text:style-name="P1"><text:soft-page-break/>· <text:s text:c="7"/>Requirements vs. design</text:p>
      <text:p text:style-name="P1">· <text:s text:c="7"/>SRS – IEEE standard</text:p>
      <text:p text:style-name="P1">· <text:s text:c="7"/>User documentation</text:p>
      <text:p text:style-name="P1"/>
      <text:p text:style-name="P1">Reading Writing Assignment</text:p>
      <text:p text:style-name="P1"/>
      <text:p text:style-name="P1">· <text:s text:c="7"/>Use case diagram for your project and at least one complete use case specification.</text:p>
      <text:p text:style-name="P1"/>
      <text:p text:style-name="P1">481W/581 Lecture 12</text:p>
      <text:p text:style-name="P1"/>
      <text:p text:style-name="P1">Highlights</text:p>
      <text:p text:style-name="P1"/>
      <text:p text:style-name="P1">· <text:s text:c="7"/>Project –phase 2</text:p>
      <text:p text:style-name="P1">· <text:s text:c="7"/>Design - intro</text:p>
      <text:p text:style-name="P1">· <text:s text:c="7"/>User interface design</text:p>
      <text:p text:style-name="P1"/>
      <text:p text:style-name="P1">Reading Assignment</text:p>
      <text:p text:style-name="P1"/>
      <text:p text:style-name="P1">· <text:s text:c="7"/>Draft of SRS for discussion</text:p>
      <text:p text:style-name="P1">· <text:s text:c="7"/>Design handout</text:p>
      <text:p text:style-name="P1"/>
      <text:p text:style-name="P1">481W/581 Lecture</text:p>
      <text:p text:style-name="P1"/>
      <text:p text:style-name="P1">Highlights</text:p>
      <text:p text:style-name="P1"/>
      <text:p text:style-name="P1">· <text:s text:c="7"/>Architectural design</text:p>
      <text:p text:style-name="P1">o <text:s text:c="2"/>Architectural styles</text:p>
      <text:p text:style-name="P1">o <text:s text:c="2"/>Architectural design patterns</text:p>
      <text:p text:style-name="P1"/>
      <text:p text:style-name="P1">Reading Assignment</text:p>
      <text:p text:style-name="P1"/>
      <text:p text:style-name="P1">· <text:s text:c="7"/>Design handout</text:p>
      <text:p text:style-name="P1">· <text:s text:c="7"/>Architectural design questions</text:p>
      <text:p text:style-name="P1"/>
      <text:p text:style-name="P1">481W/581 Lecture</text:p>
      <text:p text:style-name="P1"/>
      <text:p text:style-name="P1">Highlights</text:p>
      <text:p text:style-name="P1"/>
      <text:p text:style-name="P1">· <text:s text:c="8"/>Detailed design</text:p>
      <text:p text:style-name="P1">· <text:s text:c="8"/>Data modeling</text:p>
      <text:p text:style-name="P1">o <text:s text:c="2"/>Data dictionary</text:p>
      <text:p text:style-name="P1">o <text:s text:c="2"/>ER diagrams</text:p>
      <text:p text:style-name="P1"/>
      <text:p text:style-name="P1">Reading Writing Assignment</text:p>
      <text:p text:style-name="P1"/>
      <text:p text:style-name="P1">· <text:s text:c="8"/>ER diagram for project</text:p>
      <text:p text:style-name="P1"/>
      <text:p text:style-name="P1">481W/581 Lecture</text:p>
      <text:p text:style-name="P1"/>
      <text:p text:style-name="P1"><text:soft-page-break/>Highlights</text:p>
      <text:p text:style-name="P1"/>
      <text:p text:style-name="P1">· <text:s text:c="7"/>Data flow diagrams</text:p>
      <text:p text:style-name="P1"/>
      <text:p text:style-name="P1">Reading Assignment</text:p>
      <text:p text:style-name="P1"/>
      <text:p text:style-name="P1">· <text:s text:c="7"/>DFD wiki - http://yourdon.com/strucanalysis/wiki/index.php?title=Chapter_9</text:p>
      <text:p text:style-name="P1"/>
      <text:p text:style-name="P1"><text:s/></text:p>
      <text:p text:style-name="P1"/>
      <text:p text:style-name="P1"><text:s/>481W/581 Lecture</text:p>
      <text:p text:style-name="P1"/>
      <text:p text:style-name="P1">Highlights</text:p>
      <text:p text:style-name="P1"/>
      <text:p text:style-name="P1">· <text:s text:c="7"/>Class diagrams</text:p>
      <text:p text:style-name="P1">o <text:s text:c="2"/>Representing classes, attributes, and methods</text:p>
      <text:p text:style-name="P1">o <text:s text:c="2"/>Relationships</text:p>
      <text:p text:style-name="P1">§ <text:s/>Associations</text:p>
      <text:p text:style-name="P1">§ <text:s/>Aggregation</text:p>
      <text:p text:style-name="P1">§ <text:s/>Composition</text:p>
      <text:p text:style-name="P1">§ <text:s/>Generalization</text:p>
      <text:p text:style-name="P1">o <text:s text:c="2"/>Stereotypes</text:p>
      <text:p text:style-name="P1"/>
      <text:p text:style-name="P1">Reading Assignment</text:p>
      <text:p text:style-name="P1"/>
      <text:p text:style-name="P1">· <text:s text:c="7"/>Class diagrams (Chapter 4) – UML Toolkit</text:p>
      <text:p text:style-name="P1">· <text:s text:c="7"/>UML class diagrams for Java programmers http://www.informit.com/articles/article.aspx?p=336264</text:p>
      <text:p text:style-name="P1"><text:s/></text:p>
      <text:p text:style-name="P1">481W/581 Lecture</text:p>
      <text:p text:style-name="P1"/>
      <text:p text:style-name="P1">Highlights</text:p>
      <text:p text:style-name="P1"/>
      <text:p text:style-name="P1">· <text:s text:c="7"/>Sequence diagrams</text:p>
      <text:p text:style-name="P1">o <text:s text:c="2"/>Object interactions</text:p>
      <text:p text:style-name="P1">o <text:s text:c="2"/>Lifeline</text:p>
      <text:p text:style-name="P1">o <text:s text:c="2"/>Message passing</text:p>
      <text:p text:style-name="P1"/>
      <text:p text:style-name="P1">Reading Assignment</text:p>
      <text:p text:style-name="P1"/>
      <text:p text:style-name="P1">· <text:s text:c="7"/>Sequence diagrams (Chapter 5) – UML Toolkit</text:p>
      <text:p text:style-name="P1"/>
      <text:p text:style-name="P1"><text:s/>481W/581 Lecture</text:p>
      <text:p text:style-name="P1"/>
      <text:p text:style-name="P1">Highlights</text:p>
      <text:p text:style-name="P1"/>
      <text:p text:style-name="P1">· <text:s text:c="7"/>State diagrams</text:p>
      <text:p text:style-name="P1">· <text:s text:c="7"/>Round-trip engineering</text:p>
      <text:p text:style-name="P1">· <text:s text:c="7"/>Implementation basics</text:p>
      <text:p text:style-name="P1"><text:soft-page-break/></text:p>
      <text:p text:style-name="P1"><text:s/></text:p>
      <text:p text:style-name="P1">481W/581 Lecture</text:p>
      <text:p text:style-name="P1"/>
      <text:p text:style-name="P1">Highlights</text:p>
      <text:p text:style-name="P1"/>
      <text:p text:style-name="P1">· <text:s text:c="7"/>Verification &amp; Validation</text:p>
      <text:p text:style-name="P1">o <text:s text:c="2"/>Static vs. Dynamic V &amp; V</text:p>
      <text:p text:style-name="P1">o <text:s text:c="2"/>Inspections</text:p>
      <text:p text:style-name="P1">o <text:s text:c="2"/>Walkthroughs</text:p>
      <text:p text:style-name="P1">o <text:s text:c="2"/>Software Reviews</text:p>
      <text:p text:style-name="P1">o <text:s text:c="2"/>Proofs of Correctness</text:p>
      <text:p text:style-name="P1"/>
      <text:p text:style-name="P1"><text:s/>481W/581 Lecture</text:p>
      <text:p text:style-name="P1"/>
      <text:p text:style-name="P1">Highlights</text:p>
      <text:p text:style-name="P1"/>
      <text:p text:style-name="P1">· <text:s text:c="7"/>Software testing</text:p>
      <text:p text:style-name="P1">o <text:s text:c="2"/>Validation vs. Defect testing</text:p>
      <text:p text:style-name="P1">o <text:s text:c="2"/>Testing levels</text:p>
      <text:p text:style-name="P1">o <text:s text:c="2"/>Testing process</text:p>
      <text:p text:style-name="P1">o <text:s text:c="2"/>Test cases and suite</text:p>
      <text:p text:style-name="P1">o <text:s text:c="2"/>Black-box</text:p>
      <text:p text:style-name="P1">§ <text:s/>Requirements based testing</text:p>
      <text:p text:style-name="P1">§ <text:s/>Partition testing</text:p>
      <text:p text:style-name="P1">o <text:s text:c="2"/>White-box testing</text:p>
      <text:p text:style-name="P1">§ <text:s/>Statement testing</text:p>
      <text:p text:style-name="P1">§ <text:s/>Branch testing</text:p>
      <text:p text:style-name="P1">§ <text:s/>Path testing</text:p>
      <text:p text:style-name="P1"/>
      <text:p text:style-name="P1">Reading Assignment</text:p>
      <text:p text:style-name="P1"/>
      <text:p text:style-name="P1">· <text:s text:c="7"/>Chapter 13 – Software testing from the textbook</text:p>
      <text:p text:style-name="P1"/>
      <text:p text:style-name="P1"><text:s/></text:p>
      <text:p text:style-name="P1">481W/581 Lecture</text:p>
      <text:p text:style-name="P1"/>
      <text:p text:style-name="P1">Highlights</text:p>
      <text:p text:style-name="P1"/>
      <text:p text:style-name="P1">· <text:s text:c="7"/>System testing</text:p>
      <text:p text:style-name="P1">· <text:s text:c="7"/>User testing</text:p>
      <text:p text:style-name="P1">· <text:s text:c="7"/>Installation testing</text:p>
      <text:p text:style-name="P1">· <text:s text:c="7"/>Testing tools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4:50:30.030431000</meta:creation-date>
    <dc:date>2015-05-03T14:59:44.506802000</dc:date>
    <meta:editing-duration>PT9M14S</meta:editing-duration>
    <meta:editing-cycles>1</meta:editing-cycles>
    <meta:document-statistic meta:table-count="0" meta:image-count="0" meta:object-count="0" meta:page-count="6" meta:paragraph-count="200" meta:word-count="623" meta:character-count="4734" meta:non-whitespace-character-count="3626"/>
    <meta:generator>LibreOffice/4.3.7.2$MacOSX_X86_64 LibreOffice_project/8a35821d8636a03b8bf4e15b48f59794652c68ba</meta:generator>
  </office:meta>
</office:document-meta>
</file>